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4"><text:soft-page-break/>Sat 5/28/16: <text:span text:style-name="T2">3 miles</text:span></text:p>
      <text:p text:style-name="P4">I ran to the athletic field, one time around the 1.33 mile loop and home for 3 miles in 29:52.</text:p>
      <text:p text:style-name="P4"/>
      <text:p text:style-name="P4">Sun 5/29/16: <text:span text:style-name="T2">1.25 miles</text:span></text:p>
      <text:p text:style-name="P4">1 mile<text:span text:style-name="T2"> </text:span>on a very hilly road in 8:50 then a ¼ mile warmdown. </text:p>
      <text:p text:style-name="P4"/>
      <text:p text:style-name="P4">Mon 5/30/16: <text:span text:style-name="T2">4.5 miles</text:span></text:p>
      <text:p text:style-name="P4">I<text:span text:style-name="T2"> </text:span>ran 4.5 miles on roads including the 5k Human Race in downtown Meadville. I ran 24:16. <text:s/>The course includes a long up and downhill. <text:s/></text:p>
      <text:p text:style-name="P4"/>
      <text:p text:style-name="P4">Tues 5/31/16: <text:span text:style-name="T2">3.2 miles</text:span></text:p>
      <text:p text:style-name="P4">I ran to the athletic fields, 1.8 miles on the fields and back for 3.2 miles averaging 10:20/mile.</text:p>
      <text:p text:style-name="P4"/>
      <text:p text:style-name="P4">Wed 6/1/16: <text:span text:style-name="T2">4.1 miles</text:span></text:p>
      <text:p text:style-name="P4">I ran 1 mile to the college track in 9:12 and rested 4 minutes.</text:p>
      <text:p text:style-name="P4">Then I ran 6x220 yards with a 220 jog before each. <text:s/>The jogs averaged about 90 seconds.</text:p>
      <text:p text:style-name="P4">Times for the 220's: 49.7, 48.8, 47.8 and 45.5. <text:s/>average = 48.0 seconds </text:p>
      <text:p text:style-name="P4">rested 4 minutes</text:p>
      <text:p text:style-name="P4">I ran <text:s/>the 1.33 mile loop around the athletic fields averaging 9:40/mile.</text:p>
      <text:p text:style-name="P4">rested 2 minutes</text:p>
      <text:p text:style-name="P4">walked ¾ mile on the track.</text:p>
      <text:p text:style-name="P4"/>
      <text:p text:style-name="P4">Thur 6/2/16: <text:span text:style-name="T2">3.5 miles</text:span></text:p>
      <text:p text:style-name="P4">I ran on the high school track with Mark Ams.</text:p>
      <text:p text:style-name="P4">We warmed up with a mile. <text:s/>Then we ran 10x220yards with a 220 jog after each. </text:p>
      <text:p text:style-name="P4">The jogs took about 90 s each. <text:s/></text:p>
      <text:p text:style-name="P4">Average time for the 220's was 57.7 s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2T20:30:36</dc:date>
    <dc:creator>James Lombardi</dc:creator>
    <meta:editing-duration>PT2H28M15S</meta:editing-duration>
    <meta:editing-cycles>15</meta:editing-cycles>
    <meta:document-statistic meta:table-count="0" meta:image-count="0" meta:object-count="0" meta:page-count="2" meta:paragraph-count="60" meta:word-count="636" meta:character-count="3242"/>
  </office:meta>
</office:document-meta>
</file>